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8.33545991328 9801.30483832217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xml:id="id4" draw:id="id4" draw:layer="layout" svg:width="18.2cm" svg:height="18.2cm" svg:x="0.9cm" svg:y="0.9cm">
          <text:p text:style-name="P4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67.0123502180416 9777.3159617460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6" xml:id="id5" draw:id="id5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6" draw:id="id6">
          <draw:custom-shape draw:style-name="gr5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1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3:04:34.221645768</dc:date>
    <meta:editing-duration>PT4H17M1S</meta:editing-duration>
    <meta:editing-cycles>39</meta:editing-cycles>
    <meta:generator>LibreOffice/7.3.7.2$Linux_X86_64 LibreOffice_project/30$Build-2</meta:generator>
    <meta:document-statistic meta:object-count="8"/>
  </office:meta>
</office:document-meta>
</file>